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weight="normal"/>
    </style:style>
    <style:style style:name="P3"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5"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6"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7"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8"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9" style:family="paragraph" style:parent-style-name="G_20_-_20_Subtitle">
      <style:text-properties fo:font-size="15pt" style:font-size-asian="15pt" style:font-size-complex="15pt"/>
    </style:style>
    <style:style style:name="P10" style:family="paragraph" style:parent-style-name="Heading_20_2">
      <style:paragraph-properties fo:margin-top="0.25in" fo:margin-bottom="0.0835in" fo:line-height="138%" style:writing-mode="lr-tb"/>
      <style:text-properties fo:font-variant="normal" fo:text-transform="none" fo:color="#000000" style:text-line-through-style="none" style:font-name="Arial2" fo:font-size="16pt" fo:font-style="normal" style:text-underline-style="none" fo:font-weight="normal" style:text-blinking="false" fo:background-color="transparent"/>
    </style:style>
    <style:style style:name="P11" style:family="paragraph" style:parent-style-name="Heading_20_1">
      <style:paragraph-properties fo:margin-top="0.278in" fo:margin-bottom="0.0835in" fo:line-height="138%" style:writing-mode="lr-tb"/>
      <style:text-properties fo:font-variant="normal" fo:text-transform="none" fo:color="#000000" style:text-line-through-style="none" style:font-name="Arial2" fo:font-size="20pt" fo:font-style="normal" style:text-underline-style="none" fo:font-weight="normal" style:text-blinking="false" fo:background-color="transparent"/>
    </style:style>
    <style:style style:name="P12" style:family="paragraph" style:parent-style-name="Heading_20_3">
      <style:paragraph-properties fo:margin-top="0.222in" fo:margin-bottom="0.0555in" fo:line-height="138%" style:writing-mode="lr-tb"/>
      <style:text-properties fo:font-variant="normal" fo:text-transform="none" fo:color="#434343" style:text-line-through-style="none" style:font-name="Arial2" fo:font-size="1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2" fo:font-size="11pt" fo:font-style="italic" style:text-underline-style="none" style:text-blinking="false" fo:background-color="transparent"/>
    </style:style>
    <style:style style:name="T2" style:family="text">
      <style:text-properties fo:font-variant="normal" fo:text-transform="none" fo:color="#000000" style:text-line-through-style="none" style:font-name="Arial2" fo:font-size="11pt" fo:font-style="normal" style:text-underline-style="none"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weight="normal"/>
    </style:style>
    <style:style style:name="T5" style:family="text">
      <style:text-properties fo:font-size="15pt" style:font-size-asian="15pt" style:font-size-complex="1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G_20_-_20_Title"><text:bookmark text:name="docs-internal-guid-45905fbc-7fff-c0b9-4578-4e90cd34b9a2"/>Love, Player</text:p>
      <text:p text:style-name="P9">A simple dating sim with loftier goals for release.</text:p>
      <text:h text:style-name="P11" text:outline-level="1">Game Overview</text:h>
      <text:h text:style-name="P10" text:outline-level="2">Summary</text:h>
      <text:p text:style-name="P2"><text:span text:style-name="T1">Love, Player </text:span><text:span text:style-name="T2">is a PC game to be released via the ISU club marketplace. It is a romance game with a focus on story and simple mechanics in order to emphasize simplicity over uniqueness. </text:span><text:span text:style-name="T1">L,P</text:span><text:span text:style-name="T3"> </text:span><text:span text:style-name="T2">features an ensemble cast of young and relatable characters set in a fictional college similar to Iowa State University’s campus.</text:span></text:p>
      <text:h text:style-name="P10" text:outline-level="2">Genre</text:h>
      <text:p text:style-name="P1">Dating simulator</text:p>
      <text:h text:style-name="P10" text:outline-level="2">Game Length</text:h>
      <text:p text:style-name="P1">Core: 1-2 hours</text:p>
      <text:p text:style-name="P1">Average: 3 hours</text:p>
      <text:p text:style-name="P1">100%: 3 hours</text:p>
      <text:p text:style-name="Text_20_body"/>
      <text:p text:style-name="P1">This game is meant to be very easy to “100%” and should most often be the way the game is completed normally.</text:p>
      <text:h text:style-name="P10" text:outline-level="2">Key Features</text:h>
      <text:list xml:id="list5206991104170433703" text:style-name="L1">
        <text:list-item>
          <text:p text:style-name="P3">A setting inspired by ISU</text:p>
        </text:list-item>
        <text:list-item>
          <text:p text:style-name="P3">A world with three unique areas to explore</text:p>
        </text:list-item>
        <text:list-item>
          <text:p text:style-name="P3">Four relatable NPCs to meet and date</text:p>
        </text:list-item>
        <text:list-item>
          <text:p text:style-name="P3">A gameplay loop that slowly reveals the personality of each NPC</text:p>
        </text:list-item>
        <text:list-item>
          <text:p text:style-name="P3">A beautifully simple gating minigame</text:p>
        </text:list-item>
        <text:list-item>
          <text:p text:style-name="P3">All assets are protected under CC 0</text:p>
        </text:list-item>
      </text:list>
      <text:h text:style-name="P10" text:outline-level="2">Launch Overview</text:h>
      <text:p text:style-name="P2"><text:span text:style-name="T1">Love, Player</text:span><text:span text:style-name="T3"> </text:span><text:span text:style-name="T2">is going to be launched at ISU as a testing ground for the viability of selling and releasing this game to other game design and development clubs around the U.S. The game itself will be released for a very </text:span><text:soft-page-break/><text:span text:style-name="T2">nominal price (potentially even free), but the source code will be launched for a premium price, under CC 0 protections.</text:span></text:p>
      <text:p text:style-name="Text_20_body"/>
      <text:p text:style-name="P1">For every launch at another university, we will offer them a leadership project that allows a small number of them to be involved with creating new assets and altering the game’s content to better match their environment.</text:p>
      <text:h text:style-name="P11" text:outline-level="1">Game Description</text:h>
      <text:h text:style-name="P10" text:outline-level="2">Time</text:h>
      <text:p text:style-name="P2"><text:span text:style-name="T1">Love, Player</text:span><text:span text:style-name="T3"> </text:span><text:span text:style-name="T2">takes place from Monday through Friday on the ISU campus. </text:span></text:p>
      <text:p text:style-name="Text_20_body"/>
      <text:p text:style-name="P1">Every day starts with the user selecting where they want to spend their morning on campus. There are three regions, and every region is made up of three rooms. Once the user travels to the region of their choice, they must use all of their actions to advance to the next time of day. Actions have their own detailed section in this document.</text:p>
      <text:p text:style-name="Text_20_body"/>
      <text:p text:style-name="P1">Every day is broken down into three chunks: morning, afternoon, and evening. Once the player has used all of their actions, the time of day has passed and the player must decide where they want to spend the next chunk of their time.</text:p>
      <text:p text:style-name="Text_20_body"/>
      <text:p text:style-name="P2"><text:span text:style-name="T2">The world of </text:span><text:span text:style-name="T1">Love, Player</text:span><text:span text:style-name="T3"> </text:span><text:span text:style-name="T2">is affected by the passage of time in a fairly simple way. Every NPC in the game has their own schedule which determines where they are at any given time. This location is based on the day of the week and the time of day.</text:span></text:p>
      <text:p text:style-name="Text_20_body"/>
      <text:p text:style-name="P1">The player is trying to woo all of the characters in one semester, but at this current time there is no “end state” that actually gets presented to the player. In fact, the week number is never even tracked or presented to the player. It’s just that eventually, the player will have woo’d all of the characters thus hitting the soft ending to the game. There is no “hard ending” planned.</text:p>
      <text:h text:style-name="P10" text:outline-level="2">Actions</text:h>
      <text:p text:style-name="P1">The user can take three actions in this region, each “click” being one of the three actions they can take.</text:p>
      <text:list xml:id="list8718111721307679399" text:style-name="L2">
        <text:list-item>
          <text:p text:style-name="P4">Going to another room in the region (overworld traversal)</text:p>
          <text:list>
            <text:list-item>
              <text:p text:style-name="P4">Note: you can move twice before an action is taken</text:p>
            </text:list-item>
          </text:list>
        </text:list-item>
        <text:list-item>
          <text:p text:style-name="P4">Listening in on a conversation (gathering topics)</text:p>
        </text:list-item>
        <text:list-item>
          <text:p text:style-name="P4">Talk to NPCs</text:p>
        </text:list-item>
        <text:list-item>
          <text:p text:style-name="P4">Design idea: working could be a fourth action that uses up the rest of your actions for the ToD. The <text:soft-page-break/>player could gain more money that more actions they had left.</text:p>
        </text:list-item>
      </text:list>
      <text:p text:style-name="P1">Once they are out of actions, they will be returned to the region selection screen where they can choose the next area to spend some time in.</text:p>
      <text:p text:style-name="P1">When talking to the NPCs, they have six conversation topics to use on them.</text:p>
      <text:p text:style-name="P1">Each NPC has a set of preferences as to what they do and don’t like to talk about.</text:p>
      <text:p text:style-name="P1">Talking to them about things they’re passionate about will make them like you faster as talking to them them about things they know little about will make it harder to get them to like you.</text:p>
      <text:p text:style-name="P1">There are two vendors in the game: the pick-up artist that sells you romantic moves (for the dates) and a cashier in the MU that sells gifts that can be given to the NPCs for the money earned from your job (to initiate dates).</text:p>
      <text:h text:style-name="P11" text:outline-level="1">Game Elements</text:h>
      <text:h text:style-name="P10" text:outline-level="2">Game Flow</text:h>
      <text:h text:style-name="P10" text:outline-level="2">Time</text:h>
      <text:h text:style-name="P10" text:outline-level="2">Regions</text:h>
      <text:list xml:id="list3655020535365266900" text:style-name="L3">
        <text:list-item>
          <text:p text:style-name="P5">Central Campus</text:p>
          <text:list>
            <text:list-item>
              <text:p text:style-name="P5">Campanile</text:p>
              <text:list>
                <text:list-item>
                  <text:p text:style-name="P5">People mainly talk about topic 3 here</text:p>
                </text:list-item>
              </text:list>
            </text:list-item>
            <text:list-item>
              <text:p text:style-name="P5">Library</text:p>
              <text:list>
                <text:list-item>
                  <text:p text:style-name="P5">People don’t really talk here, but you can pick up the occasional convo topic here (any, random)</text:p>
                </text:list-item>
                <text:list-item>
                  <text:p text:style-name="P5">Contains the broker that sells cards for the date deck</text:p>
                </text:list-item>
              </text:list>
            </text:list-item>
            <text:list-item>
              <text:p text:style-name="P5">Memorial Union</text:p>
              <text:list>
                <text:list-item>
                  <text:p text:style-name="P5">People mainly talk about topic 4 here</text:p>
                </text:list-item>
                <text:list-item>
                  <text:p text:style-name="P5">Contains broker that sells gifts that can initiate dates</text:p>
                </text:list-item>
              </text:list>
            </text:list-item>
          </text:list>
        </text:list-item>
        <text:list-item>
          <text:p text:style-name="P5">Union Drive</text:p>
          <text:list>
            <text:list-item>
              <text:p text:style-name="P5">Main Hall</text:p>
              <text:list>
                <text:list-item>
                  <text:p text:style-name="P5">People mainly talk about topic 5 here</text:p>
                </text:list-item>
              </text:list>
            </text:list-item>
            <text:list-item>
              <text:p text:style-name="P5">Convenience Store</text:p>
              <text:list>
                <text:list-item>
                  <text:p text:style-name="P5">People mainly talk about topic 6 here</text:p>
                </text:list-item>
              </text:list>
            </text:list-item>
            <text:list-item>
              <text:p text:style-name="P5">Dining Center</text:p>
              <text:list>
                <text:list-item>
                  <text:p text:style-name="P5">All topics can be overheard here, and there’s always plenty</text:p>
                </text:list-item>
              </text:list>
            </text:list-item>
          </text:list>
        </text:list-item>
        <text:list-item>
          <text:p text:style-name="P5">Pearson Hall</text:p>
          <text:list>
            <text:list-item>
              <text:p text:style-name="P5">Hallway</text:p>
              <text:list>
                <text:list-item>
                  <text:p text:style-name="P5"><text:soft-page-break/>People don’t really talk here, but you can pick up the occasional convo topic here (any, random)</text:p>
                </text:list-item>
              </text:list>
            </text:list-item>
            <text:list-item>
              <text:p text:style-name="P5">Game Development Lab</text:p>
              <text:list>
                <text:list-item>
                  <text:p text:style-name="P5">People mainly talk about topic 1 here</text:p>
                </text:list-item>
              </text:list>
            </text:list-item>
            <text:list-item>
              <text:p text:style-name="P5">Streaming Room</text:p>
              <text:list>
                <text:list-item>
                  <text:p text:style-name="P5">People mainly talk about topic 2 here</text:p>
                </text:list-item>
              </text:list>
            </text:list-item>
          </text:list>
        </text:list-item>
      </text:list>
      <text:h text:style-name="P10" text:outline-level="2">Action Economy</text:h>
      <text:p text:style-name="P1">Every action the player takes advance time by one “pip”. Four pips make up one slice of day and there are three slices of the day: Morning, Afternoon, and Evening. In total, this means that the player can take 12 actions per day.</text:p>
      <text:p text:style-name="Text_20_body"/>
      <text:p text:style-name="P1">The list of actions a player can take are listed here:</text:p>
      <text:list xml:id="list32457809269045373" text:style-name="L4">
        <text:list-item>
          <text:p text:style-name="P6">Move to another room within the region</text:p>
        </text:list-item>
        <text:list-item>
          <text:p text:style-name="P6">Listen to a conversation</text:p>
        </text:list-item>
        <text:list-item>
          <text:p text:style-name="P6">Talk to an NPC</text:p>
        </text:list-item>
        <text:list-item>
          <text:p text:style-name="P6">Work for the remainder of the slice of day</text:p>
        </text:list-item>
        <text:list-item>
          <text:p text:style-name="P6">End the day</text:p>
        </text:list-item>
      </text:list>
      <text:h text:style-name="P10" text:outline-level="2">Resources</text:h>
      <text:p text:style-name="P1">There are three primary resources available to the player:</text:p>
      <text:list xml:id="list6776478351216205133" text:style-name="L5">
        <text:list-item>
          <text:p text:style-name="P7">Money</text:p>
        </text:list-item>
        <text:list-item>
          <text:p text:style-name="P7">Cards</text:p>
        </text:list-item>
        <text:list-item>
          <text:p text:style-name="P7">Remaining actions</text:p>
        </text:list-item>
      </text:list>
      <text:h text:style-name="P12" text:outline-level="3">Money</text:h>
      <text:p text:style-name="P1">Money is earned solely through the “work” mechanic. More information about working can be found in the action economy section.</text:p>
      <text:p text:style-name="Text_20_body"/>
      <text:h text:style-name="P10" text:outline-level="2">Dating Minigame</text:h>
      <text:p text:style-name="P1">When the player successfully asks the NPC on a date, they now get to play the Dating Game™!</text:p>
      <text:p text:style-name="Text_20_body"/>
      <text:p text:style-name="P1">Our dating game is based on a regular ol’ pack of cards. 52 and four suits. However, the player builds their deck by interacting with one of the vendors, where they can spend money to gain more cards for their deck.</text:p>
      <text:p text:style-name="Text_20_body"/>
      <text:p text:style-name="P1">During the game, the player is dealt a hand of cards and given a description of what is happening on the date. <text:soft-page-break/>At certain points, the player is given the description of an action they can take during the date. For example, the player has taken their date on a picnic and some ants have found their way onto the blanket. They are then prompted to play one of the cards in their hand. The card they play represents how the player deals with the situation, determined by the suit and the number.</text:p>
      <text:list xml:id="list3637298469812972636" text:style-name="L6">
        <text:list-item>
          <text:p text:style-name="P8">Spades: Mysterious</text:p>
        </text:list-item>
        <text:list-item>
          <text:p text:style-name="P8">Hearts: Cheesiness</text:p>
        </text:list-item>
        <text:list-item>
          <text:p text:style-name="P8">Clubs: Goofy</text:p>
        </text:list-item>
        <text:list-item>
          <text:p text:style-name="P8">Diamonds: Strong</text:p>
        </text:list-item>
      </text:list>
      <text:p text:style-name="Text_20_body"/>
      <text:p text:style-name="P1">In an abstract sense, the cards can be seen as the “moves” the player can make on an NPC. When a player makes a mysterious move on a character that likes mysterious people, they can win big. The higher the number on the card, the more drastic the effect. However, each NPC has their own thoughts and preferences, so the player has to wisely choose the types of moves they make on each character. </text:p>
      <text:h text:style-name="P10" text:outline-level="2">Characters</text:h>
      <text:h text:style-name="P12" text:outline-level="3">Main Cast</text:h>
      <text:p text:style-name="P1">Boy 1</text:p>
      <text:p text:style-name="P1">Boy 2</text:p>
      <text:p text:style-name="P1">Girl 1</text:p>
      <text:p text:style-name="P1">Girl 2</text:p>
      <text:h text:style-name="P12" text:outline-level="3">Secret Cast</text:h>
      <text:p text:style-name="P1">Mario</text:p>
      <text:p text:style-name="P1">Boy Secret</text:p>
      <text:h text:style-name="P12" text:outline-level="3">Supporting Cast</text:h>
      <text:p text:style-name="P1">Suave Vendor (Zachary Self-Insert)</text:p>
      <text:p text:style-name="P1">Gift Vendor</text:p>
      <text:h text:style-name="P10" text:outline-level="2">Plot</text:h>
      <text:p text:style-name="P1">Tutorial Pop-Up: Welcome!</text:p>
      <text:p text:style-name="P2"><text:span text:style-name="T2">Welcome to the world of </text:span><text:span text:style-name="T1">Love, Player</text:span><text:span text:style-name="T2">, world</text:span></text:p>
      <text:p text:style-name="P1">Introduction Monologue/Tutorial Pop-Up</text:p>
      <text:p text:style-name="P1">NPC 1 Introduction</text:p>
      <text:p text:style-name="Text_20_body"><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Arial"/>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name-complex="Arial"/>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3"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3"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3"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3"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3" style:font-size-complex="7pt" style:font-weight-complex="bold"/>
    </style:style>
    <style:style style:name="G_20_-_20_Title" style:display-name="G - Title" style:family="paragraph" style:parent-style-name="Title" style:class="text">
      <style:paragraph-properties fo:margin-top="0in" fo:margin-bottom="0.0417in" fo:line-height="138%" fo:text-align="start" style:justify-single-word="false" style:writing-mode="lr-tb"/>
      <style:text-properties fo:font-variant="normal" fo:text-transform="none" fo:color="#000000" style:text-line-through-style="none" style:font-name="Arial2" fo:font-size="26pt" fo:font-style="normal" style:text-underline-style="none" fo:font-weight="normal" style:text-blinking="false" fo:background-color="transparent"/>
    </style:style>
    <style:style style:name="G_20_-_20_Subtitle" style:display-name="G - Subtitle" style:family="paragraph" style:parent-style-name="Subtitle" style:class="text">
      <style:paragraph-properties fo:margin-top="0in" fo:margin-bottom="0.222in" fo:line-height="138%" fo:text-align="start" style:justify-single-word="false" style:writing-mode="lr-tb"/>
      <style:text-properties fo:font-variant="normal" fo:text-transform="none" fo:color="#666666" style:text-line-through-style="none" style:font-name="Arial2" fo:font-size="15pt" fo:font-style="normal" style:text-underline-style="none" fo:font-weight="normal" style:text-blinking="false" fo:background-color="transparent"/>
    </style:style>
    <style:style style:name="G_20_-_20_Heading_20_1" style:display-name="G - Heading 1" style:family="paragraph" style:parent-style-name="Heading_20_1" style:class="text">
      <style:paragraph-properties fo:margin-top="0.278in" fo:margin-bottom="0.0835in" fo:line-height="138%" style:writing-mode="lr-tb"/>
      <style:text-properties fo:font-variant="normal" fo:text-transform="none" fo:color="#000000" style:text-line-through-style="none" style:font-name="Arial2" fo:font-size="20pt" fo:font-style="normal" style:text-underline-style="none" fo:font-weight="normal" style:text-blinking="false" fo:background-color="transparent"/>
    </style:style>
    <style:style style:name="G_20_-_20_Heading_20_2" style:display-name="G - Heading 2" style:family="paragraph" style:parent-style-name="Heading_20_2" style:class="text">
      <style:paragraph-properties fo:margin-top="0.25in" fo:margin-bottom="0.0835in" fo:line-height="138%" style:writing-mode="lr-tb"/>
      <style:text-properties fo:font-variant="normal" fo:text-transform="none" fo:color="#000000" style:text-line-through-style="none" style:font-name="Arial2" fo:font-size="16pt" fo:font-style="normal" style:text-underline-style="none" fo:font-weight="normal" style:text-blinking="false" fo:background-color="transparent"/>
    </style:style>
    <style:style style:name="G_20_-_20_Heading_20_3" style:display-name="G - Heading 3" style:family="paragraph" style:parent-style-name="Heading_20_3" style:class="text">
      <style:paragraph-properties fo:margin-top="0.222in" fo:margin-bottom="0.0555in" fo:line-height="138%" style:writing-mode="lr-tb"/>
      <style:text-properties fo:font-variant="normal" fo:text-transform="none" fo:color="#434343" style:text-line-through-style="none" style:font-name="Arial2" fo:font-size="14pt" fo:font-style="normal" style:text-underline-style="none" fo:font-weight="normal" style:text-blinking="false" fo:background-color="transparent"/>
    </style:style>
    <style:style style:name="G_20_-_20_Heading_20_4" style:display-name="G - Heading 4" style:family="paragraph" style:parent-style-name="Heading_20_4" style:class="text">
      <style:paragraph-properties fo:margin-top="0.1945in" fo:margin-bottom="0.0555in" fo:line-height="138%" style:writing-mode="lr-tb"/>
      <style:text-properties fo:font-variant="normal" fo:text-transform="none" fo:color="#666666" style:text-line-through-style="none" style:font-name="Arial2" fo:font-size="12pt" fo:font-style="normal" style:text-underline-style="none" fo:font-weight="normal" style:text-blinking="false" fo:background-color="transparent"/>
    </style:style>
    <style:style style:name="G_20_-_20_Heading_20_5" style:display-name="G - Heading 5" style:family="paragraph" style:parent-style-name="Heading_20_5" style:class="text">
      <style:paragraph-properties fo:margin-top="0.1665in" fo:margin-bottom="0.0555in" fo:line-height="138%" style:writing-mode="lr-tb"/>
      <style:text-properties fo:font-variant="normal" fo:text-transform="none" fo:color="#666666" style:text-line-through-style="none" style:font-name="Arial2" fo:font-size="11pt" fo:font-style="normal" style:text-underline-style="none" fo:font-weight="normal" style:text-blinking="false" fo:background-color="transparent"/>
    </style:style>
    <style:style style:name="G_20_-_20_Heading_20_6" style:display-name="G - Heading 6" style:family="paragraph" style:parent-style-name="Heading_20_6" style:class="text">
      <style:paragraph-properties fo:margin-top="0.1665in" fo:margin-bottom="0.0555in" fo:line-height="138%" style:writing-mode="lr-tb"/>
      <style:text-properties fo:font-variant="normal" fo:text-transform="none" fo:color="#666666" style:text-line-through-style="none" style:font-name="Arial2" fo:font-size="11pt" fo:font-style="italic" style:text-underline-style="none" fo:font-weight="normal" style:text-blinking="false" fo:background-color="transparent"/>
    </style:style>
    <style:style style:name="G_20_-_20_Normal_20_Text" style:display-name="G - Normal Text" style:family="paragraph" style:parent-style-name="Text_20_body" style:class="text">
      <style:paragraph-properties fo:margin-top="0in" fo:margin-bottom="0in"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achary Koehn</meta:initial-creator>
    <meta:creation-date>2021-04-25T20:48:00.21</meta:creation-date>
    <dc:date>2021-04-25T21:38:33.09</dc:date>
    <dc:creator>Zachary Koehn</dc:creator>
    <meta:editing-duration>PT50M33S</meta:editing-duration>
    <meta:editing-cycles>2</meta:editing-cycles>
    <meta:generator>OpenOffice/4.1.9$Win32 OpenOffice.org_project/419m1$Build-9805</meta:generator>
    <meta:document-statistic meta:table-count="0" meta:image-count="0" meta:object-count="0" meta:page-count="5" meta:paragraph-count="110" meta:word-count="1286" meta:character-count="6882"/>
  </office:meta>
</office:document-meta>
</file>